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ales-analysis-iii/" text:style-name="Internet_20_link" text:visited-style-name="Visited_20_Internet_20_Link"><text:span text:style-name="T1">1084. Sales Analysis III</text:span></text:a></text:p>
      <text:section text:style-name="Sect1" text:name="headlessui-popover-button-:rh:">
        <text:p text:style-name="Standard"/>
      </text:section>
      <text:p text:style-name="P4">Easy</text:p>
      <text:p text:style-name="P4">631</text:p>
      <text:p text:style-name="P4">133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Product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product_id <text:s text:c="2"/>| int <text:s text:c="4"/>|</text:p>
      <text:p text:style-name="P2">| product_name | varchar |</text:p>
      <text:p text:style-name="P2">| unit_price <text:s text:c="2"/>| int <text:s text:c="4"/>|</text:p>
      <text:p text:style-name="P2">+--------------+---------+</text:p>
      <text:p text:style-name="P2">product_id is the primary key (column with unique values) of this table.</text:p>
      <text:p text:style-name="P1">Each row of this table indicates the name and the price of each product.</text:p>
      <text:p text:style-name="P7"><text:span text:style-name="T1">Table: </text:span><text:span text:style-name="Source_20_Text"><text:span text:style-name="T2">Sal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seller_id <text:s text:c="2"/>| int <text:s text:c="4"/>|</text:p>
      <text:p text:style-name="P2">| product_id <text:s/>| int <text:s text:c="4"/>|</text:p>
      <text:p text:style-name="P2">| buyer_id <text:s text:c="3"/>| int <text:s text:c="4"/>|</text:p>
      <text:p text:style-name="P2">| sale_date <text:s text:c="2"/>| date <text:s text:c="3"/>|</text:p>
      <text:p text:style-name="P2">| quantity <text:s text:c="3"/>| int <text:s text:c="4"/>|</text:p>
      <text:p text:style-name="P2">| price <text:s text:c="6"/>| int <text:s text:c="4"/>|</text:p>
      <text:p text:style-name="P2">+-------------+---------+</text:p>
      <text:p text:style-name="P2">This table can have duplicate rows.</text:p>
      <text:p text:style-name="P2">product_id is a foreign key (reference column) to the Product table.</text:p>
      <text:p text:style-name="P1">Each row of this table contains some information about one sale.</text:p>
      <text:p text:style-name="P6"> </text:p>
      <text:p text:style-name="P7"><text:span text:style-name="T1">Write a solution to report the </text:span><text:span text:style-name="Strong_20_Emphasis"><text:span text:style-name="T1">products</text:span></text:span><text:span text:style-name="T1"> that were </text:span><text:span text:style-name="Strong_20_Emphasis"><text:span text:style-name="T1">only</text:span></text:span><text:span text:style-name="T1"> sold in the first quarter of </text:span><text:span text:style-name="Source_20_Text"><text:span text:style-name="T2">2019</text:span></text:span><text:span text:style-name="T1">. That is, between </text:span><text:span text:style-name="Source_20_Text"><text:span text:style-name="T2">2019-01-01</text:span></text:span><text:span text:style-name="T1"> and </text:span><text:span text:style-name="Source_20_Text"><text:span text:style-name="T2">2019-03-31</text:span></text:span><text:span text:style-name="T1"> inclusive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Product table:</text:p>
      <text:p text:style-name="P2">+------------+--------------+------------+</text:p>
      <text:p text:style-name="P2">| product_id | product_name | unit_price |</text:p>
      <text:p text:style-name="P2">+------------+--------------+------------+</text:p>
      <text:p text:style-name="P2">| 1 <text:s text:c="9"/>| S8 <text:s text:c="10"/>| 1000 <text:s text:c="6"/>|</text:p>
      <text:p text:style-name="P2">| 2 <text:s text:c="9"/>| G4 <text:s text:c="10"/>| 800 <text:s text:c="7"/>|</text:p>
      <text:p text:style-name="P2">| 3 <text:s text:c="9"/>| iPhone <text:s text:c="6"/>| 1400 <text:s text:c="6"/>|</text:p>
      <text:p text:style-name="P2">+------------+--------------+------------+</text:p>
      <text:p text:style-name="P2">Sales table:</text:p>
      <text:p text:style-name="P2">+-----------+------------+----------+------------+----------+-------+</text:p>
      <text:p text:style-name="P2">| seller_id | product_id | buyer_id | sale_date <text:s/>| quantity | price |</text:p>
      <text:p text:style-name="P2">+-----------+------------+----------+------------+----------+-------+</text:p>
      <text:p text:style-name="P2">| 1 <text:s text:c="8"/>| 1 <text:s text:c="9"/>| 1 <text:s text:c="7"/>| 2019-01-21 | 2 <text:s text:c="7"/>| 2000 <text:s/>|</text:p>
      <text:p text:style-name="P2">| 1 <text:s text:c="8"/>| 2 <text:s text:c="9"/>| 2 <text:s text:c="7"/>| 2019-02-17 | 1 <text:s text:c="7"/>| 800 <text:s text:c="2"/>|</text:p>
      <text:p text:style-name="P2">| 2 <text:s text:c="8"/>| 2 <text:s text:c="9"/>| 3 <text:s text:c="7"/>| 2019-06-02 | 1 <text:s text:c="7"/>| 800 <text:s text:c="2"/>|</text:p>
      <text:p text:style-name="P2">| 3 <text:s text:c="8"/>| 3 <text:s text:c="9"/>| 4 <text:s text:c="7"/>| 2019-05-13 | 2 <text:s text:c="7"/>| 2800 <text:s/>|</text:p>
      <text:p text:style-name="P2">+-----------+------------+----------+------------+----------+-------+</text:p>
      <text:p text:style-name="P3"><text:span text:style-name="Strong_20_Emphasis"><text:span text:style-name="T1">Output:</text:span></text:span><text:span text:style-name="T1"> </text:span></text:p>
      <text:p text:style-name="P2">+-------------+--------------+</text:p>
      <text:p text:style-name="P2">| product_id <text:s/>| product_name |</text:p>
      <text:p text:style-name="P2">+-------------+--------------+</text:p>
      <text:p text:style-name="P2">| 1 <text:s text:c="10"/>| S8 <text:s text:c="10"/>|</text:p>
      <text:p text:style-name="P2">+-------------+--------------+</text:p>
      <text:p text:style-name="P3"><text:span text:style-name="Strong_20_Emphasis"><text:span text:style-name="T1">Explanation:</text:span></text:span><text:span text:style-name="T1"> </text:span></text:p>
      <text:p text:style-name="P2">The product with id 1 was only sold in the spring of 2019.</text:p>
      <text:p text:style-name="P2">The product with id 2 was sold in the spring of 2019 but was also sold after the spring of 2019.</text:p>
      <text:p text:style-name="P2">The product with id 3 was sold after spring 2019.</text:p>
      <text:p text:style-name="P1">We return only product 1 as it is the product that was only sold in the spring of 2019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1T06:30:51.371000000</dc:date>
    <meta:editing-duration>PT13S</meta:editing-duration>
    <meta:editing-cycles>1</meta:editing-cycles>
    <meta:document-statistic meta:table-count="0" meta:image-count="0" meta:object-count="0" meta:page-count="2" meta:paragraph-count="66" meta:word-count="401" meta:character-count="2413" meta:non-whitespace-character-count="1833"/>
    <meta:generator>LibreOffice/7.2.2.2$Windows_X86_64 LibreOffice_project/02b2acce88a210515b4a5bb2e46cbfb63fe97d56</meta:generator>
  </office:meta>
</office:document-meta>
</file>